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8e18b" officeooo:paragraph-rsid="0008e18b"/>
    </style:style>
    <style:style style:name="P2" style:family="paragraph" style:parent-style-name="Heading_20_1">
      <style:paragraph-properties fo:break-before="page"/>
      <style:text-properties officeooo:rsid="0008e18b" officeooo:paragraph-rsid="0008e18b"/>
    </style:style>
    <style:style style:name="P3" style:family="paragraph" style:parent-style-name="Standard">
      <style:text-properties officeooo:paragraph-rsid="0008e18b"/>
    </style:style>
    <style:style style:name="P4" style:family="paragraph" style:parent-style-name="Table_20_Contents">
      <style:text-properties officeooo:rsid="0008e18b" officeooo:paragraph-rsid="0008e18b"/>
    </style:style>
    <style:style style:name="P5" style:family="paragraph" style:parent-style-name="Table_20_Contents">
      <style:text-properties officeooo:rsid="0009b815" officeooo:paragraph-rsid="0009b815"/>
    </style:style>
    <style:style style:name="P6" style:family="paragraph" style:parent-style-name="Table_20_Contents">
      <style:text-properties officeooo:rsid="000a3dc3" officeooo:paragraph-rsid="000a3dc3"/>
    </style:style>
    <style:style style:name="P7" style:family="paragraph" style:parent-style-name="Table_20_Contents">
      <style:text-properties officeooo:rsid="000bc122" officeooo:paragraph-rsid="000bc122"/>
    </style:style>
    <style:style style:name="P8" style:family="paragraph" style:parent-style-name="Table_20_Contents">
      <style:text-properties officeooo:rsid="000c486d" officeooo:paragraph-rsid="000c486d"/>
    </style:style>
    <style:style style:name="P9" style:family="paragraph" style:parent-style-name="Text_20_body">
      <style:text-properties officeooo:rsid="0008e18b" officeooo:paragraph-rsid="0008e18b"/>
    </style:style>
    <style:style style:name="P10" style:family="paragraph" style:parent-style-name="Text_20_body">
      <style:text-properties officeooo:rsid="000a6c11" officeooo:paragraph-rsid="000a6c11"/>
    </style:style>
    <style:style style:name="P11" style:family="paragraph" style:parent-style-name="Text_20_body">
      <style:text-properties officeooo:rsid="000a6c11" officeooo:paragraph-rsid="000b9cf2"/>
    </style:style>
    <style:style style:name="P12" style:family="paragraph" style:parent-style-name="Title">
      <style:paragraph-properties fo:text-align="start" style:justify-single-word="false"/>
      <style:text-properties officeooo:rsid="0008e18b" officeooo:paragraph-rsid="0008e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b 1</text:p>
      <text:h text:style-name="P1" text:outline-level="1">Part 1</text:h>
      <text:p text:style-name="P11">******************************************************</text:p>
      <text:p text:style-name="P11">Result Matrix:</text:p>
      <text:p text:style-name="P11"/>
      <text:p text:style-name="P11">506<text:tab/>440<text:tab/>374<text:tab/>308<text:tab/>242<text:tab/>176<text:tab/>110<text:tab/>44<text:tab/>-22<text:tab/>-88<text:tab/></text:p>
      <text:p text:style-name="P11">572<text:tab/>494<text:tab/>416<text:tab/>338<text:tab/>260<text:tab/>182<text:tab/>104<text:tab/>26<text:tab/>-52<text:tab/>-130<text:tab/></text:p>
      <text:p text:style-name="P11">638<text:tab/>548<text:tab/>458<text:tab/>368<text:tab/>278<text:tab/>188<text:tab/>98<text:tab/>8<text:tab/>-82<text:tab/>-172<text:tab/></text:p>
      <text:p text:style-name="P11">704<text:tab/>602<text:tab/>500<text:tab/>398<text:tab/>296<text:tab/>194<text:tab/>92<text:tab/>-10<text:tab/>-112<text:tab/>-214<text:tab/></text:p>
      <text:p text:style-name="P11">770<text:tab/>656<text:tab/>542<text:tab/>428<text:tab/>314<text:tab/>200<text:tab/>86<text:tab/>-28<text:tab/>-142<text:tab/>-256<text:tab/></text:p>
      <text:p text:style-name="P11">836<text:tab/>710<text:tab/>584<text:tab/>458<text:tab/>332<text:tab/>206<text:tab/>80<text:tab/>-46<text:tab/>-172<text:tab/>-298<text:tab/></text:p>
      <text:p text:style-name="P11">902<text:tab/>764<text:tab/>626<text:tab/>488<text:tab/>350<text:tab/>212<text:tab/>74<text:tab/>-64<text:tab/>-202<text:tab/>-340<text:tab/></text:p>
      <text:p text:style-name="P11">968<text:tab/>818<text:tab/>668<text:tab/>518<text:tab/>368<text:tab/>218<text:tab/>68<text:tab/>-82<text:tab/>-232<text:tab/>-382<text:tab/></text:p>
      <text:p text:style-name="P11">1034<text:tab/>872<text:tab/>710<text:tab/>548<text:tab/>386<text:tab/>224<text:tab/>62<text:tab/>-100<text:tab/>-262<text:tab/>-424<text:tab/></text:p>
      <text:p text:style-name="P11">1100<text:tab/>926<text:tab/>752<text:tab/>578<text:tab/>404<text:tab/>230<text:tab/>56<text:tab/>-118<text:tab/>-292<text:tab/>-466<text:tab/></text:p>
      <text:p text:style-name="P11">1166<text:tab/>980<text:tab/>794<text:tab/>608<text:tab/>422<text:tab/>236<text:tab/>50<text:tab/>-136<text:tab/>-322<text:tab/>-508<text:tab/></text:p>
      <text:p text:style-name="P11">1232<text:tab/>1034<text:tab/>836<text:tab/>638<text:tab/>440<text:tab/>242<text:tab/>44<text:tab/>-154<text:tab/>-352<text:tab/>-550<text:tab/></text:p>
      <text:p text:style-name="P11">1298<text:tab/>1088<text:tab/>878<text:tab/>668<text:tab/>458<text:tab/>248<text:tab/>38<text:tab/>-172<text:tab/>-382<text:tab/>-592<text:tab/></text:p>
      <text:p text:style-name="P11">1364<text:tab/>1142<text:tab/>920<text:tab/>698<text:tab/>476<text:tab/>254<text:tab/>32<text:tab/>-190<text:tab/>-412<text:tab/>-634<text:tab/></text:p>
      <text:p text:style-name="P11">1430<text:tab/>1196<text:tab/>962<text:tab/>728<text:tab/>494<text:tab/>260<text:tab/>26<text:tab/>-208<text:tab/>-442<text:tab/>-676<text:tab/></text:p>
      <text:p text:style-name="P11">1496<text:tab/>1250<text:tab/>1004<text:tab/>758<text:tab/>512<text:tab/>266<text:tab/>20<text:tab/>-226<text:tab/>-472<text:tab/>-718<text:tab/></text:p>
      <text:p text:style-name="P11">1562<text:tab/>1304<text:tab/>1046<text:tab/>788<text:tab/>530<text:tab/>272<text:tab/>14<text:tab/>-244<text:tab/>-502<text:tab/>-760<text:tab/></text:p>
      <text:p text:style-name="P11">1628<text:tab/>1358<text:tab/>1088<text:tab/>818<text:tab/>548<text:tab/>278<text:tab/>8<text:tab/>-262<text:tab/>-532<text:tab/>-802<text:tab/></text:p>
      <text:p text:style-name="P11">1694<text:tab/>1412<text:tab/>1130<text:tab/>848<text:tab/>566<text:tab/>284<text:tab/>2<text:tab/>-280<text:tab/>-562<text:tab/>-844<text:tab/></text:p>
      <text:p text:style-name="P11">1760<text:tab/>1466<text:tab/>1172<text:tab/>878<text:tab/>584<text:tab/>290<text:tab/>-4<text:tab/>-298<text:tab/>-592<text:tab/>-886<text:tab/></text:p>
      <text:p text:style-name="P11">1826<text:tab/>1520<text:tab/>1214<text:tab/>908<text:tab/>602<text:tab/>296<text:tab/>-10<text:tab/>-316<text:tab/>-622<text:tab/>-928<text:tab/></text:p>
      <text:p text:style-name="P11">1892<text:tab/>1574<text:tab/>1256<text:tab/>938<text:tab/>620<text:tab/>302<text:tab/>-16<text:tab/>-334<text:tab/>-652<text:tab/>-970<text:tab/></text:p>
      <text:p text:style-name="P11">1958<text:tab/>1628<text:tab/>1298<text:tab/>968<text:tab/>638<text:tab/>308<text:tab/>-22<text:tab/>-352<text:tab/>-682<text:tab/>-1012<text:tab/></text:p>
      <text:p text:style-name="P11"><text:soft-page-break/>2024<text:tab/>1682<text:tab/>1340<text:tab/>998<text:tab/>656<text:tab/>314<text:tab/>-28<text:tab/>-370<text:tab/>-712<text:tab/>-1054<text:tab/></text:p>
      <text:p text:style-name="P11">2090<text:tab/>1736<text:tab/>1382<text:tab/>1028<text:tab/>674<text:tab/>320<text:tab/>-34<text:tab/>-388<text:tab/>-742<text:tab/>-1096<text:tab/></text:p>
      <text:p text:style-name="P11">2156<text:tab/>1790<text:tab/>1424<text:tab/>1058<text:tab/>692<text:tab/>326<text:tab/>-40<text:tab/>-406<text:tab/>-772<text:tab/>-1138<text:tab/></text:p>
      <text:p text:style-name="P11">2222<text:tab/>1844<text:tab/>1466<text:tab/>1088<text:tab/>710<text:tab/>332<text:tab/>-46<text:tab/>-424<text:tab/>-802<text:tab/>-1180<text:tab/></text:p>
      <text:p text:style-name="P11">2288<text:tab/>1898<text:tab/>1508<text:tab/>1118<text:tab/>728<text:tab/>338<text:tab/>-52<text:tab/>-442<text:tab/>-832<text:tab/>-1222<text:tab/></text:p>
      <text:p text:style-name="P11">2354<text:tab/>1952<text:tab/>1550<text:tab/>1148<text:tab/>746<text:tab/>344<text:tab/>-58<text:tab/>-460<text:tab/>-862<text:tab/>-1264<text:tab/></text:p>
      <text:p text:style-name="P11">2420<text:tab/>2006<text:tab/>1592<text:tab/>1178<text:tab/>764<text:tab/>350<text:tab/>-64<text:tab/>-478<text:tab/>-892<text:tab/>-1306<text:tab/></text:p>
      <text:p text:style-name="P11">2486<text:tab/>2060<text:tab/>1634<text:tab/>1208<text:tab/>782<text:tab/>356<text:tab/>-70<text:tab/>-496<text:tab/>-922<text:tab/>-1348<text:tab/></text:p>
      <text:p text:style-name="P11">2552<text:tab/>2114<text:tab/>1676<text:tab/>1238<text:tab/>800<text:tab/>362<text:tab/>-76<text:tab/>-514<text:tab/>-952<text:tab/>-1390<text:tab/></text:p>
      <text:p text:style-name="P11">2618<text:tab/>2168<text:tab/>1718<text:tab/>1268<text:tab/>818<text:tab/>368<text:tab/>-82<text:tab/>-532<text:tab/>-982<text:tab/>-1432<text:tab/></text:p>
      <text:p text:style-name="P11">2684<text:tab/>2222<text:tab/>1760<text:tab/>1298<text:tab/>836<text:tab/>374<text:tab/>-88<text:tab/>-550<text:tab/>-1012<text:tab/>-1474<text:tab/></text:p>
      <text:p text:style-name="P11">2750<text:tab/>2276<text:tab/>1802<text:tab/>1328<text:tab/>854<text:tab/>380<text:tab/>-94<text:tab/>-568<text:tab/>-1042<text:tab/>-1516<text:tab/></text:p>
      <text:p text:style-name="P11">2816<text:tab/>2330<text:tab/>1844<text:tab/>1358<text:tab/>872<text:tab/>386<text:tab/>-100<text:tab/>-586<text:tab/>-1072<text:tab/>-1558<text:tab/></text:p>
      <text:p text:style-name="P11">2882<text:tab/>2384<text:tab/>1886<text:tab/>1388<text:tab/>890<text:tab/>392<text:tab/>-106<text:tab/>-604<text:tab/>-1102<text:tab/>-1600<text:tab/></text:p>
      <text:p text:style-name="P11">2948<text:tab/>2438<text:tab/>1928<text:tab/>1418<text:tab/>908<text:tab/>398<text:tab/>-112<text:tab/>-622<text:tab/>-1132<text:tab/>-1642<text:tab/></text:p>
      <text:p text:style-name="P11">3014<text:tab/>2492<text:tab/>1970<text:tab/>1448<text:tab/>926<text:tab/>404<text:tab/>-118<text:tab/>-640<text:tab/>-1162<text:tab/>-1684<text:tab/></text:p>
      <text:p text:style-name="P11">3080<text:tab/>2546<text:tab/>2012<text:tab/>1478<text:tab/>944<text:tab/>410<text:tab/>-124<text:tab/>-658<text:tab/>-1192<text:tab/>-1726<text:tab/></text:p>
      <text:p text:style-name="P11">3146<text:tab/>2600<text:tab/>2054<text:tab/>1508<text:tab/>962<text:tab/>416<text:tab/>-130<text:tab/>-676<text:tab/>-1222<text:tab/>-1768<text:tab/></text:p>
      <text:p text:style-name="P11">3212<text:tab/>2654<text:tab/>2096<text:tab/>1538<text:tab/>980<text:tab/>422<text:tab/>-136<text:tab/>-694<text:tab/>-1252<text:tab/>-1810<text:tab/></text:p>
      <text:p text:style-name="P11">3278<text:tab/>2708<text:tab/>2138<text:tab/>1568<text:tab/>998<text:tab/>428<text:tab/>-142<text:tab/>-712<text:tab/>-1282<text:tab/>-1852<text:tab/></text:p>
      <text:p text:style-name="P11">3344<text:tab/>2762<text:tab/>2180<text:tab/>1598<text:tab/>1016<text:tab/>434<text:tab/>-148<text:tab/>-730<text:tab/>-1312<text:tab/>-1894<text:tab/></text:p>
      <text:p text:style-name="P11">3410<text:tab/>2816<text:tab/>2222<text:tab/>1628<text:tab/>1034<text:tab/>440<text:tab/>-154<text:tab/>-748<text:tab/>-1342<text:tab/>-1936<text:tab/></text:p>
      <text:p text:style-name="P11">3476<text:tab/>2870<text:tab/>2264<text:tab/>1658<text:tab/>1052<text:tab/>446<text:tab/>-160<text:tab/>-766<text:tab/>-1372<text:tab/>-1978<text:tab/></text:p>
      <text:p text:style-name="P11">3542<text:tab/>2924<text:tab/>2306<text:tab/>1688<text:tab/>1070<text:tab/>452<text:tab/>-166<text:tab/>-784<text:tab/>-1402<text:tab/>-2020<text:tab/></text:p>
      <text:p text:style-name="P11">3608<text:tab/>2978<text:tab/>2348<text:tab/>1718<text:tab/>1088<text:tab/>458<text:tab/>-172<text:tab/>-802<text:tab/>-1432<text:tab/>-2062<text:tab/></text:p>
      <text:p text:style-name="P11">3674<text:tab/>3032<text:tab/>2390<text:tab/>1748<text:tab/>1106<text:tab/>464<text:tab/>-178<text:tab/>-820<text:tab/>-1462<text:tab/>-2104<text:tab/></text:p>
      <text:p text:style-name="P11">3740<text:tab/>3086<text:tab/>2432<text:tab/>1778<text:tab/>1124<text:tab/>470<text:tab/>-184<text:tab/>-838<text:tab/>-1492<text:tab/>-2146<text:tab/></text:p>
      <text:p text:style-name="P11">3806<text:tab/>3140<text:tab/>2474<text:tab/>1808<text:tab/>1142<text:tab/>476<text:tab/>-190<text:tab/>-856<text:tab/>-1522<text:tab/>-2188<text:tab/></text:p>
      <text:p text:style-name="P11">3872<text:tab/>3194<text:tab/>2516<text:tab/>1838<text:tab/>1160<text:tab/>482<text:tab/>-196<text:tab/>-874<text:tab/>-1552<text:tab/>-2230<text:tab/></text:p>
      <text:p text:style-name="P11">3938<text:tab/>3248<text:tab/>2558<text:tab/>1868<text:tab/>1178<text:tab/>488<text:tab/>-202<text:tab/>-892<text:tab/>-1582<text:tab/>-2272<text:tab/></text:p>
      <text:p text:style-name="P11"><text:soft-page-break/>4004<text:tab/>3302<text:tab/>2600<text:tab/>1898<text:tab/>1196<text:tab/>494<text:tab/>-208<text:tab/>-910<text:tab/>-1612<text:tab/>-2314<text:tab/></text:p>
      <text:p text:style-name="P11">4070<text:tab/>3356<text:tab/>2642<text:tab/>1928<text:tab/>1214<text:tab/>500<text:tab/>-214<text:tab/>-928<text:tab/>-1642<text:tab/>-2356<text:tab/></text:p>
      <text:p text:style-name="P11">4136<text:tab/>3410<text:tab/>2684<text:tab/>1958<text:tab/>1232<text:tab/>506<text:tab/>-220<text:tab/>-946<text:tab/>-1672<text:tab/>-2398<text:tab/></text:p>
      <text:p text:style-name="P11">4202<text:tab/>3464<text:tab/>2726<text:tab/>1988<text:tab/>1250<text:tab/>512<text:tab/>-226<text:tab/>-964<text:tab/>-1702<text:tab/>-2440<text:tab/></text:p>
      <text:p text:style-name="P11">4268<text:tab/>3518<text:tab/>2768<text:tab/>2018<text:tab/>1268<text:tab/>518<text:tab/>-232<text:tab/>-982<text:tab/>-1732<text:tab/>-2482<text:tab/></text:p>
      <text:p text:style-name="P11">4334<text:tab/>3572<text:tab/>2810<text:tab/>2048<text:tab/>1286<text:tab/>524<text:tab/>-238<text:tab/>-1000<text:tab/>-1762<text:tab/>-2524<text:tab/></text:p>
      <text:p text:style-name="P11">4400<text:tab/>3626<text:tab/>2852<text:tab/>2078<text:tab/>1304<text:tab/>530<text:tab/>-244<text:tab/>-1018<text:tab/>-1792<text:tab/>-2566<text:tab/></text:p>
      <text:p text:style-name="P11">******************************************************</text:p>
      <text:p text:style-name="P11">Elapsed time of worker 0: 0.000000s</text:p>
      <text:p text:style-name="P11">Elapsed time of worker 1: 0.000015s</text:p>
      <text:p text:style-name="P11">Elapsed time of worker 2: 0.000016s</text:p>
      <text:p text:style-name="P11">Elapsed time of worker 3: 0.000072s</text:p>
      <text:p text:style-name="P11">Elapsed time of worker 4: 0.000024s</text:p>
      <text:p text:style-name="P11">Elapsed time of worker 5: 0.000013s</text:p>
      <text:p text:style-name="P11">Elapsed time of worker 6: 0.000013s</text:p>
      <text:p text:style-name="P11">Max time: 0.000072s</text:p>
      <text:p text:style-name="P11">Total time: 0.000151s</text:p>
      <text:p text:style-name="P11">Master elapased time: 0.086787s</text:p>
      <text:h text:style-name="P1" text:outline-level="1" text:is-list-header="true"/>
      <text:h text:style-name="P2" text:outline-level="1">Part 2</text:h>
      <text:p text:style-name="P9">N=100k, number of ranks varied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R (# ranks)</text:p>
          </table:table-cell>
          <table:table-cell table:style-name="Table1.A1" office:value-type="string">
            <text:p text:style-name="P4">Estimated result</text:p>
          </table:table-cell>
          <table:table-cell table:style-name="Table1.C1" office:value-type="string">
            <text:p text:style-name="P4">Elapsed time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>17.831822</text:p>
          </table:table-cell>
          <table:table-cell table:style-name="Table1.C2" office:value-type="string">
            <text:p text:style-name="P5">0.023314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5">17.978398</text:p>
          </table:table-cell>
          <table:table-cell table:style-name="Table1.C2" office:value-type="string">
            <text:p text:style-name="P5">0.035604</text:p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5">17.772067</text:p>
          </table:table-cell>
          <table:table-cell table:style-name="Table1.C2" office:value-type="string">
            <text:p text:style-name="P5">0.051466</text:p>
          </table:table-cell>
        </table:table-row>
        <table:table-row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5">17.791280</text:p>
          </table:table-cell>
          <table:table-cell table:style-name="Table1.C2" office:value-type="string">
            <text:p text:style-name="P5">0.340765</text:p>
          </table:table-cell>
        </table:table-row>
      </table:table>
      <text:p text:style-name="P9"/>
      <text:p text:style-name="P9">R=32, iterations varied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N (# iterations)</text:p>
          </table:table-cell>
          <table:table-cell table:style-name="Table2.A1" office:value-type="string">
            <text:p text:style-name="P4">Estimated result</text:p>
          </table:table-cell>
          <table:table-cell table:style-name="Table2.C1" office:value-type="string">
            <text:p text:style-name="P4">Elapsed time</text:p>
          </table:table-cell>
        </table:table-row>
        <table:table-row>
          <table:table-cell table:style-name="Table2.A2" office:value-type="string">
            <text:p text:style-name="P4">100</text:p>
          </table:table-cell>
          <table:table-cell table:style-name="Table2.A2" office:value-type="string">
            <text:p text:style-name="P6">22.195654</text:p>
          </table:table-cell>
          <table:table-cell table:style-name="Table2.C2" office:value-type="string">
            <text:p text:style-name="P6">0.428796</text:p>
          </table:table-cell>
        </table:table-row>
        <table:table-row>
          <table:table-cell table:style-name="Table2.A2" office:value-type="string">
            <text:p text:style-name="P4">1k</text:p>
          </table:table-cell>
          <table:table-cell table:style-name="Table2.A2" office:value-type="string">
            <text:p text:style-name="P6">17.214723</text:p>
          </table:table-cell>
          <table:table-cell table:style-name="Table2.C2" office:value-type="string">
            <text:p text:style-name="P6">0.351122</text:p>
          </table:table-cell>
        </table:table-row>
        <table:table-row>
          <table:table-cell table:style-name="Table2.A2" office:value-type="string">
            <text:p text:style-name="P4">10k</text:p>
          </table:table-cell>
          <table:table-cell table:style-name="Table2.A2" office:value-type="string">
            <text:p text:style-name="P6">17.464632</text:p>
          </table:table-cell>
          <table:table-cell table:style-name="Table2.C2" office:value-type="string">
            <text:p text:style-name="P6">0.312833</text:p>
          </table:table-cell>
        </table:table-row>
        <table:table-row>
          <table:table-cell table:style-name="Table2.A2" office:value-type="string">
            <text:p text:style-name="P4">100k</text:p>
          </table:table-cell>
          <table:table-cell table:style-name="Table2.A2" office:value-type="string">
            <text:p text:style-name="P5">17.791280</text:p>
          </table:table-cell>
          <table:table-cell table:style-name="Table2.C2" office:value-type="string">
            <text:p text:style-name="P5">0.340765</text:p>
          </table:table-cell>
        </table:table-row>
      </table:table>
      <text:h text:style-name="P1" text:outline-level="1">Part 3</text:h>
      <text:p text:style-name="P9">N=100k, number of ranks varied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R (# ranks)</text:p>
          </table:table-cell>
          <table:table-cell table:style-name="Table3.A1" office:value-type="string">
            <text:p text:style-name="P4">Estimated result</text:p>
          </table:table-cell>
          <table:table-cell table:style-name="Table3.C1" office:value-type="string">
            <text:p text:style-name="P4">Elapsed time</text:p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7">22.289250</text:p>
          </table:table-cell>
          <table:table-cell table:style-name="Table3.C2" office:value-type="string">
            <text:p text:style-name="P7">0.027236</text:p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7">20.246026</text:p>
          </table:table-cell>
          <table:table-cell table:style-name="Table3.C2" office:value-type="string">
            <text:p text:style-name="P7">0.028348</text:p>
          </table:table-cell>
        </table:table-row>
        <table:table-row>
          <table:table-cell table:style-name="Table3.A2" office:value-type="string">
            <text:p text:style-name="P4">16</text:p>
          </table:table-cell>
          <table:table-cell table:style-name="Table3.A2" office:value-type="string">
            <text:p text:style-name="P7">18.849472</text:p>
          </table:table-cell>
          <table:table-cell table:style-name="Table3.C2" office:value-type="string">
            <text:p text:style-name="P7">0.087693</text:p>
          </table:table-cell>
        </table:table-row>
        <table:table-row>
          <table:table-cell table:style-name="Table3.A2" office:value-type="string">
            <text:p text:style-name="P4">32</text:p>
          </table:table-cell>
          <table:table-cell table:style-name="Table3.A2" office:value-type="string">
            <text:p text:style-name="P7">18.335116</text:p>
          </table:table-cell>
          <table:table-cell table:style-name="Table3.C2" office:value-type="string">
            <text:p text:style-name="P7">0.246642</text:p>
          </table:table-cell>
        </table:table-row>
      </table:table>
      <text:p text:style-name="P9"/>
      <text:p text:style-name="P9">R=32, iterations varied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N (# iterations)</text:p>
          </table:table-cell>
          <table:table-cell table:style-name="Table4.A1" office:value-type="string">
            <text:p text:style-name="P4">Estimated result</text:p>
          </table:table-cell>
          <table:table-cell table:style-name="Table4.C1" office:value-type="string">
            <text:p text:style-name="P4">Elapsed time</text:p>
          </table:table-cell>
        </table:table-row>
        <table:table-row>
          <table:table-cell table:style-name="Table4.A2" office:value-type="string">
            <text:p text:style-name="P4">100</text:p>
          </table:table-cell>
          <table:table-cell table:style-name="Table4.A2" office:value-type="string">
            <text:p text:style-name="P8">22.195654</text:p>
          </table:table-cell>
          <table:table-cell table:style-name="Table4.C2" office:value-type="string">
            <text:p text:style-name="P8">0.356306</text:p>
          </table:table-cell>
        </table:table-row>
        <table:table-row>
          <table:table-cell table:style-name="Table4.A2" office:value-type="string">
            <text:p text:style-name="P4">1k</text:p>
          </table:table-cell>
          <table:table-cell table:style-name="Table4.A2" office:value-type="string">
            <text:p text:style-name="P8">18.009771</text:p>
          </table:table-cell>
          <table:table-cell table:style-name="Table4.C2" office:value-type="string">
            <text:p text:style-name="P8">0.273640</text:p>
          </table:table-cell>
        </table:table-row>
        <table:table-row>
          <table:table-cell table:style-name="Table4.A2" office:value-type="string">
            <text:p text:style-name="P4">10k</text:p>
          </table:table-cell>
          <table:table-cell table:style-name="Table4.A2" office:value-type="string">
            <text:p text:style-name="P7">18.012085</text:p>
          </table:table-cell>
          <table:table-cell table:style-name="Table4.C2" office:value-type="string">
            <text:p text:style-name="P7">0.162618</text:p>
          </table:table-cell>
        </table:table-row>
        <table:table-row>
          <table:table-cell table:style-name="Table4.A2" office:value-type="string">
            <text:p text:style-name="P4">100k</text:p>
          </table:table-cell>
          <table:table-cell table:style-name="Table4.A2" office:value-type="string">
            <text:p text:style-name="P8">18.335116</text:p>
          </table:table-cell>
          <table:table-cell table:style-name="Table4.C2" office:value-type="string">
            <text:p text:style-name="P8">0.050142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18:58.789836973</meta:creation-date>
    <dc:date>2023-02-06T22:48:44.328461851</dc:date>
    <meta:editing-duration>PT14M31S</meta:editing-duration>
    <meta:editing-cycles>7</meta:editing-cycles>
    <meta:generator>LibreOffice/7.4.5.1$Linux_X86_64 LibreOffice_project/40$Build-1</meta:generator>
    <meta:document-statistic meta:table-count="4" meta:image-count="0" meta:object-count="0" meta:page-count="4" meta:paragraph-count="141" meta:word-count="756" meta:character-count="3880" meta:non-whitespace-character-count="3205"/>
  </office:meta>
</office:document-meta>
</file>